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3021in" fo:margin-left="0.1813in" fo:margin-right="0.209in" table:align="margins"/>
    </style:style>
    <style:style style:name="Table1.A" style:family="table-column">
      <style:table-column-properties style:column-width="2.1979in" style:rel-column-width="22856*"/>
    </style:style>
    <style:style style:name="Table1.B" style:family="table-column">
      <style:table-column-properties style:column-width="4.1042in" style:rel-column-width="42679*"/>
    </style:style>
    <style:style style:name="Table1.A1" style:family="table-cell">
      <style:table-cell-properties fo:padding="0.0382in" fo:border-left="0.0007in solid #c0c0c0" fo:border-right="none" fo:border-top="0.0007in solid #c0c0c0" fo:border-bottom="0.0007in solid #c0c0c0"/>
    </style:style>
    <style:style style:name="Table1.B1" style:family="table-cell">
      <style:table-cell-properties fo:padding="0.0382in" fo:border="0.0007in solid #c0c0c0"/>
    </style:style>
    <style:style style:name="Table1.A2" style:family="table-cell">
      <style:table-cell-properties fo:padding="0.0382in" fo:border-left="0.0007in solid #c0c0c0" fo:border-right="none" fo:border-top="none" fo:border-bottom="0.0007in solid #c0c0c0"/>
    </style:style>
    <style:style style:name="Table1.B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2" style:family="table">
      <style:table-properties style:width="5.5958in" fo:margin-left="0.4in" fo:margin-right="0.6965in" table:align="margins"/>
    </style:style>
    <style:style style:name="Table2.A" style:family="table-column">
      <style:table-column-properties style:column-width="0.2389in" style:rel-column-width="2797*"/>
    </style:style>
    <style:style style:name="Table2.B" style:family="table-column">
      <style:table-column-properties style:column-width="5.3569in" style:rel-column-width="62738*"/>
    </style:style>
    <style:style style:name="Table2.A1" style:family="table-cell" style:data-style-name="N0">
      <style:table-cell-properties fo:padding="0.0382in" fo:border-left="0.0007in solid #c0c0c0" fo:border-right="none" fo:border-top="0.0007in solid #c0c0c0" fo:border-bottom="0.0007in solid #c0c0c0"/>
    </style:style>
    <style:style style:name="Table2.B1" style:family="table-cell">
      <style:table-cell-properties fo:padding="0.0382in" fo:border="0.0007in solid #c0c0c0"/>
    </style:style>
    <style:style style:name="Table2.2" style:family="table-row">
      <style:table-row-properties style:min-row-height="0.2028in"/>
    </style:style>
    <style:style style:name="Table2.A2" style:family="table-cell" style:data-style-name="N0">
      <style:table-cell-properties fo:padding="0.0382in" fo:border-left="0.0007in solid #c0c0c0" fo:border-right="none" fo:border-top="none" fo:border-bottom="0.0007in solid #c0c0c0"/>
    </style:style>
    <style:style style:name="Table2.B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Table3" style:family="table">
      <style:table-properties style:width="6.2396in" fo:margin-left="0.1708in" fo:margin-right="0.2819in" table:align="margins"/>
    </style:style>
    <style:style style:name="Table3.A" style:family="table-column">
      <style:table-column-properties style:column-width="1.6354in" style:rel-column-width="17176*"/>
    </style:style>
    <style:style style:name="Table3.B" style:family="table-column">
      <style:table-column-properties style:column-width="4.6042in" style:rel-column-width="48359*"/>
    </style:style>
    <style:style style:name="Table3.A1" style:family="table-cell">
      <style:table-cell-properties fo:padding="0.0382in" fo:border-left="0.0007in solid #c0c0c0" fo:border-right="none" fo:border-top="0.0007in solid #c0c0c0" fo:border-bottom="0.0007in solid #c0c0c0"/>
    </style:style>
    <style:style style:name="Table3.B1" style:family="table-cell">
      <style:table-cell-properties fo:padding="0.0382in" fo:border="0.0007in solid #c0c0c0"/>
    </style:style>
    <style:style style:name="Table3.A2" style:family="table-cell">
      <style:table-cell-properties fo:padding="0.0382in" fo:border-left="0.0007in solid #c0c0c0" fo:border-right="none" fo:border-top="none" fo:border-bottom="0.0007in solid #c0c0c0"/>
    </style:style>
    <style:style style:name="Table3.B2" style:family="table-cell">
      <style:table-cell-properties fo:padding="0.0382in" fo:border-left="0.0007in solid #c0c0c0" fo:border-right="0.0007in solid #c0c0c0" fo:border-top="none" fo:border-bottom="0.0007in solid #c0c0c0"/>
    </style:style>
    <style:style style:name="P1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color="#4c4c4c"/>
    </style:style>
    <style:style style:name="P3" style:family="paragraph" style:parent-style-name="Text_20_body">
      <style:text-properties fo:color="#4c4c4c" style:font-name="Verdana"/>
    </style:style>
    <style:style style:name="P4" style:family="paragraph" style:parent-style-name="Text_20_body">
      <style:text-properties fo:color="#4c4c4c" style:font-name="Verdana" fo:font-size="10pt" style:font-size-asian="10pt" style:font-size-complex="10pt"/>
    </style:style>
    <style:style style:name="P5" style:family="paragraph" style:parent-style-name="Text_20_body">
      <style:text-properties fo:color="#4c4c4c"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color="#4c4c4c" style:font-name="Consolas" fo:font-size="10pt" style:font-size-asian="10pt" style:font-size-complex="10pt"/>
    </style:style>
    <style:style style:name="P7" style:family="paragraph" style:parent-style-name="Text_20_body">
      <style:text-properties fo:color="#4c4c4c" style:font-name="Courier" fo:font-size="10pt" style:font-size-asian="10pt" style:font-size-complex="10pt"/>
    </style:style>
    <style:style style:name="P8" style:family="paragraph" style:parent-style-name="Standard">
      <style:text-properties fo:color="#4c4c4c" style:font-name="Verdana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color="#4c4c4c" fo:font-size="10pt" style:font-size-asian="10pt" style:font-size-complex="10pt"/>
    </style:style>
    <style:style style:name="P11" style:family="paragraph" style:parent-style-name="Table_20_Contents">
      <style:text-properties fo:color="#4c4c4c" style:font-name="Verdana" fo:font-size="10pt" style:font-size-asian="10pt" style:font-size-complex="10pt"/>
    </style:style>
    <style:style style:name="P12" style:family="paragraph" style:parent-style-name="Table_20_Contents">
      <style:text-properties fo:color="#4c4c4c" style:font-name="Consolas" fo:font-size="10pt" style:font-size-asian="10pt" style:font-size-complex="10pt"/>
    </style:style>
    <style:style style:name="P13" style:family="paragraph" style:parent-style-name="Heading_20_1">
      <style:text-properties fo:color="#4c4c4c" style:font-name="Verdana"/>
    </style:style>
    <style:style style:name="P14" style:family="paragraph" style:parent-style-name="Text_20_body">
      <style:text-properties fo:color="#4c4c4c" style:font-name="Courier" fo:font-size="10pt" style:font-size-asian="10pt" style:font-size-complex="10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fo:color="#4c4c4c"/>
    </style:style>
    <style:style style:name="T3" style:family="text">
      <style:text-properties style:font-name="Consolas"/>
    </style:style>
    <style:style style:name="T4" style:family="text">
      <style:text-properties style:font-name="Courier"/>
    </style:style>
    <style:style style:name="T5" style:family="text">
      <style:text-properties style:font-name="Courier" fo:font-size="10pt" style:font-size-asian="10pt" style:font-size-complex="10pt"/>
    </style:style>
    <style:style style:name="T6" style:family="text">
      <style:text-properties style:font-name="Courier New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ompiling csound~ on Windows</text:h>
      <text:p text:style-name="P4">Requirement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Visual C++ 2010 (express or pro)</text:p>
          </table:table-cell>
          <table:table-cell table:style-name="Table1.B1" office:value-type="string">
            <text:p text:style-name="P9"><text:a xlink:type="simple" xlink:href="http://www.microsoft.com/express/windows/">http://www.microsoft.com/express/windows/</text:a><text:span text:style-name="T2"> </text:span></text:p>
          </table:table-cell>
        </table:table-row>
        <table:table-row>
          <table:table-cell table:style-name="Table1.A2" office:value-type="string">
            <text:p text:style-name="P10">Max 5 SDK</text:p>
          </table:table-cell>
          <table:table-cell table:style-name="Table1.B2" office:value-type="string">
            <text:p text:style-name="P9"><text:a xlink:type="simple" xlink:href="http://cycling74.com/products/sdk/">http://cycling74.com/products/sdk/</text:a><text:span text:style-name="T2"> </text:span></text:p>
          </table:table-cell>
        </table:table-row>
        <table:table-row>
          <table:table-cell table:style-name="Table1.A2" office:value-type="string">
            <text:p text:style-name="P10">Csound 5.08+ (normal install, not source code)</text:p>
          </table:table-cell>
          <table:table-cell table:style-name="Table1.B2" office:value-type="string">
            <text:p text:style-name="P9"><text:a xlink:type="simple" xlink:href="http://sourceforge.net/projects/csound/">http://sourceforge.net/projects/csound/</text:a><text:span text:style-name="T2"> </text:span></text:p>
          </table:table-cell>
        </table:table-row>
        <table:table-row>
          <table:table-cell table:style-name="Table1.A2" office:value-type="string">
            <text:p text:style-name="P10">win32 pthreads</text:p>
          </table:table-cell>
          <table:table-cell table:style-name="Table1.B2" office:value-type="string">
            <text:p text:style-name="P9"><text:a xlink:type="simple" xlink:href="http://sourceware.org/pthreads-win32/">http://sourceware.org/pthreads-win32/</text:a><text:span text:style-name="T2"> </text:span></text:p>
          </table:table-cell>
        </table:table-row>
        <table:table-row>
          <table:table-cell table:style-name="Table1.A2" office:value-type="string">
            <text:p text:style-name="P10">pexports </text:p>
          </table:table-cell>
          <table:table-cell table:style-name="Table1.B2" office:value-type="string">
            <text:p text:style-name="P9"><text:a xlink:type="simple" xlink:href="http://www.emmestech.com/software/pexports-0.43/download_pexports.html">http://www.emmestech.com/software/pexports-0.43/download_pexports.html</text:a><text:span text:style-name="T2"> </text:span></text:p>
          </table:table-cell>
        </table:table-row>
        <table:table-row>
          <table:table-cell table:style-name="Table1.A2" office:value-type="string">
            <text:p text:style-name="P10">libsndfile (32bit)</text:p>
          </table:table-cell>
          <table:table-cell table:style-name="Table1.B2" office:value-type="string">
            <text:p text:style-name="P9"><text:a xlink:type="simple" xlink:href="http://www.mega-nerd.com/libsndfile/#Download">http://www.mega-nerd.com/libsndfile/#Download</text:a><text:span text:style-name="T2"> </text:span></text:p>
          </table:table-cell>
        </table:table-row>
        <table:table-row>
          <table:table-cell table:style-name="Table1.A2" office:value-type="string">
            <text:p text:style-name="P10">boost</text:p>
          </table:table-cell>
          <table:table-cell table:style-name="Table1.B2" office:value-type="string">
            <text:p text:style-name="P9"><text:a xlink:type="simple" xlink:href="http://sourceforge.net/projects/boost/files/boost/1.44.0/">http://sourceforge.net/projects/boost/files/boost/1.44.0/</text:a><text:span text:style-name="T2"> </text:span></text:p>
          </table:table-cell>
        </table:table-row>
      </table:table>
      <text:p text:style-name="P4"/>
      <text:p text:style-name="P4">After installing/expanding everything listed in the requirements, open command prompt (not Cygwin or MSYS) and type:</text:p>
      <text:p text:style-name="P6"><text:tab/><text:span text:style-name="T4">$ cd \Program Files\Csound\bin</text:span></text:p>
      <text:p text:style-name="P4">(the location of the Csound bin directory may be different on your computer). The type:</text:p>
      <text:p text:style-name="P6"><text:tab/><text:span text:style-name="T4">$ lib.exe</text:span></text:p>
      <text:p text:style-name="P4">If you get an error, add this to your PATH environment variable:</text:p>
      <text:p text:style-name="P6"><text:tab/><text:span text:style-name="T4">C:\Program Files\Microsoft Visual Studio 10.0\VC\bin</text:span></text:p>
      <text:p text:style-name="P4">To permanently add this to your path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float" office:value="1">
            <text:p text:style-name="P11">1</text:p>
          </table:table-cell>
          <table:table-cell table:style-name="Table2.B1" office:value-type="string">
            <text:p text:style-name="P11">Press Windows + R</text:p>
          </table:table-cell>
        </table:table-row>
        <table:table-row table:style-name="Table2.2">
          <table:table-cell table:style-name="Table2.A2" office:value-type="float" office:value="2">
            <text:p text:style-name="P11">2</text:p>
          </table:table-cell>
          <table:table-cell table:style-name="Table2.B2" office:value-type="string">
            <text:p text:style-name="P11">Type <text:span text:style-name="T4">sysdm.cpl</text:span><text:span text:style-name="T3">, </text:span>press Enter</text:p>
          </table:table-cell>
        </table:table-row>
        <table:table-row>
          <table:table-cell table:style-name="Table2.A2" office:value-type="float" office:value="3">
            <text:p text:style-name="P11">3</text:p>
          </table:table-cell>
          <table:table-cell table:style-name="Table2.B2" office:value-type="string">
            <text:p text:style-name="P11">Go to Advanced tab</text:p>
          </table:table-cell>
        </table:table-row>
        <table:table-row>
          <table:table-cell table:style-name="Table2.A2" office:value-type="float" office:value="4">
            <text:p text:style-name="P11">4</text:p>
          </table:table-cell>
          <table:table-cell table:style-name="Table2.B2" office:value-type="string">
            <text:p text:style-name="P11">Click Environment Variables...</text:p>
          </table:table-cell>
        </table:table-row>
        <table:table-row>
          <table:table-cell table:style-name="Table2.A2" office:value-type="float" office:value="5">
            <text:p text:style-name="P11">5</text:p>
          </table:table-cell>
          <table:table-cell table:style-name="Table2.B2" office:value-type="string">
            <text:p text:style-name="P11">Under System Variables, double-click Path</text:p>
          </table:table-cell>
        </table:table-row>
        <table:table-row>
          <table:table-cell table:style-name="Table2.A2" office:value-type="float" office:value="6">
            <text:p text:style-name="P11">6</text:p>
          </table:table-cell>
          <table:table-cell table:style-name="Table2.B2" office:value-type="string">
            <text:p text:style-name="P11">At the end of the string, add:</text:p>
            <text:p text:style-name="P12"/>
            <text:p text:style-name="P11"><text:span text:style-name="T3"><text:s text:c="4"/></text:span><text:span text:style-name="T4">;C:\Program Files\Microsoft Visual Studio 10.0\VC\bin</text:span></text:p>
          </table:table-cell>
        </table:table-row>
      </table:table>
      <text:p text:style-name="P4"/>
      <text:p text:style-name="P4">(the location may differ on your computer). Or, you can temporarily add it for this session:</text:p>
      <text:p text:style-name="P6"><text:tab/><text:span text:style-name="T4">$ set PATH=%PATH%;C:\Program Files\Microsoft Visual Studio 10.0\VC\bin</text:span></text:p>
      <text:p text:style-name="P4">Copy pexports.exe to the Csound bin directory (or another directory in your PATH). Then type:</text:p>
      <text:p text:style-name="P6"><text:tab/><text:span text:style-name="T4">$ vcvars32.bat</text:span></text:p>
      <text:p text:style-name="P7"><text:tab/>$ pexports csound64.dll.5.1 &gt; csound64.def</text:p>
      <text:p text:style-name="P7"><text:tab/>$ lib /machine:i386 /def:csound64.def</text:p>
      <text:p text:style-name="P4">(replace 64 with 32 if you have floats version of Csound5). Go to your boost directory and compile boost:</text:p>
      <text:p text:style-name="P4"><text:tab/><text:span text:style-name="T4">$ cd \boost_1_44_0</text:span></text:p>
      <text:p text:style-name="P7"><text:tab/>$ bootstrap</text:p>
      <text:p text:style-name="P7"><text:tab/>$ bjam serialization link=static threading=multi variant=debug,release</text:p>
      <text:p text:style-name="P6"><text:soft-page-break/><text:tab/><text:tab/><text:span text:style-name="T4">runtime-link=static,shared runtime-debugging=on,off </text:span></text:p>
      <text:p text:style-name="P4">This will compile boost.serialization so that you can build csound~ in either release or debug mode. Now, to make finding the static libraries we just created easier, create a new directory called _libs in your boost directory. Then search the boost directory (using Windows Explorer) for all library files by entering this in the search field:</text:p>
      <text:p text:style-name="P4"><text:tab/><text:span text:style-name="T4">*.lib</text:span></text:p>
      <text:p text:style-name="P4">Once you have a list of library files, copy them to the _libs directory.</text:p>
      <text:p text:style-name="P4">Now, copy the csound~ source code directory to the Max 5 SDK directory. Here's where I put it on my computer:</text:p>
      <text:p text:style-name="P4"><text:tab/><text:span text:style-name="T4">C:\Users\Davis\Code\MaxSDK-5.1.1\examples</text:span></text:p>
      <text:p text:style-name="P4">Please note that some of the paths specified in the VC++ project files are relative and, as such, may not be found if you put the csound~ source code directory somewhere else. If you're confused, just use absolute paths everywhere.</text:p>
      <text:p text:style-name="P4">Now, open the csound~ Visual C++ project file: <text:span text:style-name="T6">csound~.sln</text:span></text:p>
      <text:p text:style-name="P4">Goto Project → Properties. In the properties window, change the following fields to match the locations of everything you downloaded and compiled above:</text:p>
      <text:p text:style-name="P4"><text:tab/>C/C++ → General → Additional Include Directories:</text:p>
      <text:p text:style-name="P4"><text:tab/><text:tab/><text:span text:style-name="T4">..\..\c74support\max-includes</text:span></text:p>
      <text:p text:style-name="P7"><text:tab/><text:tab/>..\..\c74support\msp-includes</text:p>
      <text:p text:style-name="P7"><text:tab/><text:tab/>C:\pthreads\include</text:p>
      <text:p text:style-name="P7"><text:tab/><text:tab/>C:\Program Files\Csound\include</text:p>
      <text:p text:style-name="P7"><text:tab/><text:tab/>C:\libsndfile\include</text:p>
      <text:p text:style-name="P7"><text:tab/><text:tab/>C:\boost_1_44_0</text:p>
      <text:p text:style-name="P4"><text:tab/>Linker → General → Additional Library Directories:</text:p>
      <text:p text:style-name="P4"><text:tab/><text:tab/><text:span text:style-name="T4">D:\boost_1_44_0\_libs</text:span></text:p>
      <text:p text:style-name="P4"><text:tab/>Linker → Input → Additional Dependencies:</text:p>
      <text:p text:style-name="P6"><text:tab/><text:tab/><text:span text:style-name="T4">.\..\..\c74support\max-includes\MaxAPI.lib</text:span></text:p>
      <text:p text:style-name="P7"><text:tab/><text:tab/>.\..\..\c74support\msp-includes\MaxAudio.lib</text:p>
      <text:p text:style-name="P7"><text:tab/><text:tab/>C:\pthreads\lib\pthreadGC2.lib</text:p>
      <text:p text:style-name="P7"><text:tab/><text:tab/>C:\Program Files\Csound\bin\csound64.lib</text:p>
      <text:p text:style-name="P7"><text:tab/><text:tab/>C:\libsndfile\libsndfile-1.lib</text:p>
      <text:p text:style-name="P4">Press F7 to compile.</text:p>
      <text:p text:style-name="P4">If you receive errors like “stdint.h not found”, download stdint.h from:</text:p>
      <text:p text:style-name="P4"><text:tab/><text:a xlink:type="simple" xlink:href="http://en.wikipedia.org/wiki/Stdint.h">http://en.wikipedia.org/wiki/Stdint.h</text:a></text:p>
      <text:p text:style-name="P4">and move it to:</text:p>
      <text:p text:style-name="P4"><text:tab/><text:span text:style-name="T4">C:\Program Files\Csound\include</text:span></text:p>
      <text:p text:style-name="P4">If you get an error like “__int64_t not defined”, open stdint.h and add this line:</text:p>
      <text:p text:style-name="P4"><text:tab/><text:span text:style-name="T4">typedef __int64 __int64_t;</text:span></text:p>
      <text:p text:style-name="P4">At this point, csound~ should be compiled. Copy Release64\csound~.dll to your Max msp-externals directory and rename it to csound~.mxe.</text:p>
      <text:p text:style-name="P4"/>
      <text:h text:style-name="P13" text:outline-level="1"><text:soft-page-break/>Compiling csound~ on Mac OSX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Xcode 2.5+</text:p>
          </table:table-cell>
          <table:table-cell table:style-name="Table3.B1" office:value-type="string">
            <text:p text:style-name="P10">Included on the OSX dvd.</text:p>
          </table:table-cell>
        </table:table-row>
        <table:table-row>
          <table:table-cell table:style-name="Table3.A2" office:value-type="string">
            <text:p text:style-name="P10">Max 5 SDK</text:p>
          </table:table-cell>
          <table:table-cell table:style-name="Table3.B2" office:value-type="string">
            <text:p text:style-name="P9"><text:a xlink:type="simple" xlink:href="http://cycling74.com/products/sdk/">http://cycling74.com/products/sdk/</text:a><text:span text:style-name="T2"> </text:span></text:p>
          </table:table-cell>
        </table:table-row>
        <table:table-row>
          <table:table-cell table:style-name="Table3.A2" office:value-type="string">
            <text:p text:style-name="P10">Csound 5 (normal install, not source code)</text:p>
          </table:table-cell>
          <table:table-cell table:style-name="Table3.B2" office:value-type="string">
            <text:p text:style-name="P9"><text:a xlink:type="simple" xlink:href="http://sourceforge.net/projects/csound/">http://sourceforge.net/projects/csound/</text:a><text:span text:style-name="T2"> </text:span></text:p>
          </table:table-cell>
        </table:table-row>
        <table:table-row>
          <table:table-cell table:style-name="Table3.A2" office:value-type="string">
            <text:p text:style-name="P10">libsndfile</text:p>
          </table:table-cell>
          <table:table-cell table:style-name="Table3.B2" office:value-type="string">
            <text:p text:style-name="P9"><text:a xlink:type="simple" xlink:href="http://www.mega-nerd.com/libsndfile/#Download">http://www.mega-nerd.com/libsndfile/#Download</text:a><text:span text:style-name="T2"> </text:span></text:p>
          </table:table-cell>
        </table:table-row>
        <table:table-row>
          <table:table-cell table:style-name="Table3.A2" office:value-type="string">
            <text:p text:style-name="P10">boost </text:p>
          </table:table-cell>
          <table:table-cell table:style-name="Table3.B2" office:value-type="string">
            <text:p text:style-name="P9"><text:a xlink:type="simple" xlink:href="http://sourceforge.net/projects/boost/files/boost/1.44.0/">http://sourceforge.net/projects/boost/files/boost/1.44.0</text:a><text:span text:style-name="T2">/</text:span></text:p>
          </table:table-cell>
        </table:table-row>
      </table:table>
      <text:p text:style-name="P3"/>
      <text:p text:style-name="P4">After installing/expanding everything listed in the requirements, make sure /Library/Frameworks contains the following:</text:p>
      <text:p text:style-name="P4"><text:tab/>CsoundLib.Framework and/or CsoundLib64.Framework</text:p>
      <text:p text:style-name="P4">To build boost, open a terminal window, cd to the boost folder and type these commands:</text:p>
      <text:p text:style-name="P2"><text:span text:style-name="T1"><text:tab/></text:span><text:span text:style-name="T5">$ ./bootstrap.sh</text:span></text:p>
      <text:p text:style-name="P7"><text:tab/>$ ./bjam serialization variant=debug,release link=static threading=multi</text:p>
      <text:p text:style-name="P7"><text:tab/>$ mkdir _libs</text:p>
      <text:p text:style-name="P7"><text:tab/>$ cp bin.v2/libs/serialization/build/darwin-4.0.1/release/link-static/</text:p>
      <text:p text:style-name="P7"><text:tab/><text:tab/> <text:s text:c="3"/>threading-multi/libboost_serialization.a ./_libs/</text:p>
      <text:p text:style-name="P4">To build libsndfile, open a terminal, cd to the libsndfile folder, and type these commands:</text:p>
      <text:p text:style-name="P4"><text:tab/><text:span text:style-name="T4">$ ./configure</text:span></text:p>
      <text:p text:style-name="P7"><text:tab/>$ make</text:p>
      <text:p text:style-name="P7"><text:tab/>$ make install </text:p>
      <text:p text:style-name="P4">Assuming that your expanded Max 5 SDK folder is here:</text:p>
      <text:p text:style-name="P4"><text:tab/>/Users/myname/Code/MaxSDK-5.1.1/</text:p>
      <text:p text:style-name="P4">copy the csound~ source code folder to:</text:p>
      <text:p text:style-name="P4"><text:tab/>/Users/myname/Code/MaxSDK-5.1.1/examples</text:p>
      <text:p text:style-name="P4">Now, open csound~.xcodeproj. Under Groups &amp; Files, double-click csound~.</text:p>
      <text:p text:style-name="P4">In the Info window, select the Release configuration and proceed to edit the following fields so that the folder paths match the stuff you installed/expanded above:</text:p>
      <text:p text:style-name="P4"><text:tab/>Search Paths → Header Search Paths</text:p>
      <text:p text:style-name="P4"><text:tab/>Search Paths → Library Search Paths</text:p>
      <text:p text:style-name="P4"><text:tab/>Search Paths → Framework Search Paths</text:p>
      <text:p text:style-name="P4">Then set where you want the intermediate and final build products:</text:p>
      <text:p text:style-name="P4"><text:tab/>Build Locations → Build Products Path</text:p>
      <text:p text:style-name="P4"><text:tab/>Build Locations → Intermediate Build Files Path</text:p>
      <text:p text:style-name="P5">Click the Overview button in the main project window, then set Release and float or double (depending on which version of Csound5 you've installed). </text:p>
      <text:p text:style-name="P5">Press Cmd + B to build.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weight-asian="normal" style:font-name-complex="OpenSymbo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ompiling csound~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7H01M22S</meta:editing-duration>
    <meta:editing-cycles>370</meta:editing-cycles>
    <meta:generator>OpenOffice.org/3.2$Win32 OpenOffice.org_project/320m18$Build-9502</meta:generator>
    <dc:date>2010-08-31T23:27:26.09</dc:date>
    <meta:document-statistic meta:table-count="3" meta:image-count="0" meta:object-count="0" meta:page-count="4" meta:paragraph-count="116" meta:word-count="700" meta:character-count="5466"/>
    <meta:user-defined meta:name="Info 1"/>
    <meta:user-defined meta:name="Info 2"/>
    <meta:user-defined meta:name="Info 3"/>
    <meta:user-defined meta:name="Info 4"/>
  </office:meta>
</office:document-meta>
</file>